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09ef"/>
    </style:style>
    <style:style style:name="P2" style:family="paragraph" style:parent-style-name="Standard">
      <style:paragraph-properties fo:text-align="center" style:justify-single-word="false"/>
      <style:text-properties officeooo:rsid="000309ef" officeooo:paragraph-rsid="000309ef"/>
    </style:style>
    <style:style style:name="P3" style:family="paragraph" style:parent-style-name="Standard">
      <style:paragraph-properties fo:text-align="start" style:justify-single-word="false"/>
      <style:text-properties officeooo:rsid="000309ef" officeooo:paragraph-rsid="000309ef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paragraph-rsid="0005961b"/>
    </style:style>
    <style:style style:name="P6" style:family="paragraph" style:parent-style-name="Text_20_body">
      <style:text-properties style:text-underline-style="none" officeooo:paragraph-rsid="0005961b"/>
    </style:style>
    <style:style style:name="P7" style:family="paragraph" style:parent-style-name="Text_20_body" style:list-style-name="L1">
      <style:text-properties officeooo:rsid="0007f46d" officeooo:paragraph-rsid="0007f46d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0309ef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0309ef" officeooo:paragraph-rsid="000309ef"/>
    </style:style>
    <style:style style:name="T1" style:family="text">
      <style:text-properties officeooo:rsid="000309ef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fo:color="#ff0000" style:text-underline-style="solid" style:text-underline-width="auto" style:text-underline-color="font-color" officeooo:rsid="0005961b"/>
    </style:style>
    <style:style style:name="T4" style:family="text">
      <style:text-properties fo:color="#ff0000" style:text-underline-style="solid" style:text-underline-width="auto" style:text-underline-color="font-color" officeooo:rsid="000309ef"/>
    </style:style>
    <style:style style:name="T5" style:family="text">
      <style:text-properties fo:color="#ff0000" officeooo:rsid="000309ef"/>
    </style:style>
    <style:style style:name="T6" style:family="text">
      <style:text-properties fo:color="#ff0000" officeooo:rsid="0005961b"/>
    </style:style>
    <style:style style:name="T7" style:family="text">
      <style:text-properties style:use-window-font-color="true" officeooo:rsid="0005961b"/>
    </style:style>
    <style:style style:name="T8" style:family="text">
      <style:text-properties officeooo:rsid="0007f46d"/>
    </style:style>
    <text:list-style style:name="L1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 : </text:span>TREASURE HUNT</text:p>
      <text:p text:style-name="P2"/>
      <text:p text:style-name="P3">Jalon 1 : Chef de Projet : Duquesne Romain</text:p>
      <text:p text:style-name="P3"/>
      <text:p text:style-name="P3"><text:tab/><text:span text:style-name="T2">Objectifs </text:span><text:span text:style-name="T3">à atteindre </text:span><text:span text:style-name="T2">:</text:span></text:p>
      <text:list xml:id="list6482565674279918190" text:style-name="L1">
        <text:list-header>
          <text:p text:style-name="P9"/>
        </text:list-header>
        <text:list-item>
          <text:p text:style-name="P10">Création de la carte aléatoirement, ajouter des rochers → Lucas,<text:span text:style-name="T8">Benjamin</text:span></text:p>
        </text:list-item>
        <text:list-item>
          <text:p text:style-name="P8">Contrôler les règles de disposition (accès aux rochers placés) →<text:span text:style-name="T8">Lucas</text:span></text:p>
        </text:list-item>
        <text:list-item>
          <text:p text:style-name="P8">Paramétrable (taille de l'île et proportion de rochers) →<text:span text:style-name="T1"> Romain</text:span></text:p>
        </text:list-item>
        <text:list-item>
          <text:p text:style-name="P8">Ajout des navires bases des personnages →<text:span text:style-name="T1"> Lucas</text:span></text:p>
        </text:list-item>
        <text:list-item>
          <text:p text:style-name="P8">Ajout du coffre et de la clé dissimulé<text:span text:style-name="T1">e</text:span> sous des rochers → <text:span text:style-name="T1">Alexis </text:span></text:p>
        </text:list-item>
        <text:list-item>
          <text:p text:style-name="P4"><text:bookmark text:name="yui_3_15_0_3_1457425002324_290"/>Affichage graphique via la classe SuperPlateau vu en TP(ou HyperPlateau que vous développez) →<text:span text:style-name="T1"> Alexis, Benjamin</text:span></text:p>
        </text:list-item>
        <text:list-item>
          <text:p text:style-name="P7">JAVADOC → Romain</text:p>
        </text:list-item>
      </text:list>
      <text:p text:style-name="Text_20_body"><text:tab/></text:p>
      <text:p text:style-name="P5"><text:tab/><text:span text:style-name="T4">Objectifs </text:span><text:span text:style-name="T3">atteints </text:span><text:span text:style-name="T4">:</text:span></text:p>
      <text:p text:style-name="P6"><text:span text:style-name="T5"><text:tab/><text:tab/></text:span><text:span text:style-name="T7">TOUS</text:span></text:p>
      <text:p text:style-name="Text_20_body"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0:23:24.375187774</meta:creation-date>
    <meta:editing-duration>PT19M14S</meta:editing-duration>
    <meta:editing-cycles>3</meta:editing-cycles>
    <meta:generator>LibreOffice/4.3.3.2$Linux_X86_64 LibreOffice_project/430m0$Build-2</meta:generator>
    <dc:date>2016-03-17T10:57:55.722227949</dc:date>
    <meta:document-statistic meta:table-count="0" meta:image-count="0" meta:object-count="0" meta:page-count="1" meta:paragraph-count="14" meta:word-count="98" meta:character-count="576" meta:non-whitespace-character-count="490"/>
  </office:meta>
</office:document-meta>
</file>